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00cc" fo:font-size="20pt" fo:font-weight="bold" officeooo:rsid="0010f058" officeooo:paragraph-rsid="0010f058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fo:font-weight="bold" officeooo:rsid="004c121e" officeooo:paragraph-rsid="004c121e" style:font-weight-asian="bold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fo:color="#000000" fo:font-weight="bold" officeooo:rsid="004c121e" officeooo:paragraph-rsid="006940eb" style:font-weight-asian="bold" style:font-weight-complex="bold"/>
    </style:style>
    <style:style style:name="P4" style:family="paragraph" style:parent-style-name="Standard">
      <style:paragraph-properties fo:line-height="115%" fo:text-align="start" style:justify-single-word="false"/>
      <style:text-properties fo:color="#000000" fo:font-weight="bold" officeooo:rsid="006cb82c" officeooo:paragraph-rsid="006cb82c" style:font-weight-asian="bold" style:font-weight-complex="bold"/>
    </style:style>
    <style:style style:name="P5" style:family="paragraph" style:parent-style-name="Standard">
      <style:paragraph-properties fo:line-height="115%" fo:text-align="start" style:justify-single-word="false"/>
      <style:text-properties fo:color="#000000" fo:font-weight="bold" officeooo:rsid="00828800" officeooo:paragraph-rsid="00828800" style:font-weight-asian="bold" style:font-weight-complex="bold"/>
    </style:style>
    <style:style style:name="P6" style:family="paragraph" style:parent-style-name="Standard">
      <style:paragraph-properties fo:margin-top="0cm" fo:margin-bottom="0.25cm" loext:contextual-spacing="false" fo:text-align="start" style:justify-single-word="false" style:writing-mode="page"/>
      <style:text-properties fo:color="#ff00cc" officeooo:rsid="0010f058" officeooo:paragraph-rsid="0010f058"/>
    </style:style>
    <style:style style:name="P7" style:family="paragraph" style:parent-style-name="Standard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solid" style:text-underline-width="auto" style:text-underline-color="font-color" fo:font-weight="normal" officeooo:rsid="00aa33fd" officeooo:paragraph-rsid="006cb82c" style:font-weight-asian="normal" style:font-weight-complex="normal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fo:color="#000000" fo:font-weight="normal" officeooo:rsid="00861a8e" officeooo:paragraph-rsid="0086bf4e" style:font-weight-asian="normal" style:font-weight-complex="normal"/>
    </style:style>
    <style:style style:name="P9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fo:color="#000000" fo:font-weight="normal" officeooo:rsid="0086bf4e" officeooo:paragraph-rsid="0087e2b5" style:font-weight-asian="normal" style:font-weight-complex="normal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fo:color="#000000" fo:font-weight="normal" officeooo:rsid="00882a8e" officeooo:paragraph-rsid="00882a8e" style:font-weight-asian="normal" style:font-weight-complex="normal"/>
    </style:style>
    <style:style style:name="P11" style:family="paragraph" style:parent-style-name="Standard">
      <style:paragraph-properties fo:margin-top="0cm" fo:margin-bottom="0cm" loext:contextual-spacing="false" fo:text-align="start" style:justify-single-word="false" style:writing-mode="page"/>
      <style:text-properties fo:color="#000000" fo:font-weight="normal" officeooo:rsid="00892c93" officeooo:paragraph-rsid="00892c93" style:font-weight-asian="normal" style:font-weight-complex="normal"/>
    </style:style>
    <style:style style:name="P12" style:family="paragraph" style:parent-style-name="Standard">
      <style:paragraph-properties fo:margin-top="0.199cm" fo:margin-bottom="0cm" loext:contextual-spacing="false" fo:line-height="115%" fo:text-align="start" style:justify-single-word="false" style:writing-mode="page"/>
      <style:text-properties fo:color="#000000" fo:font-weight="bold" officeooo:rsid="0039312d" officeooo:paragraph-rsid="0039312d" style:font-weight-asian="bold" style:font-weight-complex="bold"/>
    </style:style>
    <style:style style:name="P13" style:family="paragraph" style:parent-style-name="Standard">
      <style:paragraph-properties fo:margin-top="0.199cm" fo:margin-bottom="0cm" loext:contextual-spacing="false" fo:text-align="start" style:justify-single-word="false" style:writing-mode="page"/>
      <style:text-properties fo:color="#000000" fo:font-weight="bold" officeooo:rsid="00861a8e" officeooo:paragraph-rsid="00861a8e" style:font-weight-asian="bold" style:font-weight-complex="bold"/>
    </style:style>
    <style:style style:name="P14" style:family="paragraph" style:parent-style-name="Standard">
      <style:paragraph-properties fo:margin-top="0.499cm" fo:margin-bottom="0cm" loext:contextual-spacing="false" fo:line-height="115%" fo:text-align="start" style:justify-single-word="false" style:writing-mode="page"/>
      <style:text-properties fo:color="#000000" fo:font-weight="bold" officeooo:rsid="006cb82c" officeooo:paragraph-rsid="006cb82c" style:font-weight-asian="bold" style:font-weight-complex="bold"/>
    </style:style>
    <style:style style:name="P15" style:family="paragraph" style:parent-style-name="Standard">
      <style:paragraph-properties fo:margin-top="0.25cm" fo:margin-bottom="0cm" loext:contextual-spacing="false" fo:text-align="start" style:justify-single-word="false" style:writing-mode="page"/>
      <style:text-properties fo:color="#000000" fo:font-weight="bold" officeooo:rsid="00861a8e" officeooo:paragraph-rsid="00861a8e" style:font-weight-asian="bold" style:font-weight-complex="bold"/>
    </style:style>
    <style:style style:name="P16" style:family="paragraph" style:parent-style-name="Standard">
      <style:paragraph-properties fo:margin-top="1cm" fo:margin-bottom="0.25cm" loext:contextual-spacing="false" fo:text-align="start" style:justify-single-word="false" style:writing-mode="page"/>
      <style:text-properties fo:color="#ff00cc" fo:font-weight="bold" officeooo:rsid="0012e5b7" officeooo:paragraph-rsid="0012e5b7" style:font-weight-asian="bold" style:font-weight-complex="bold"/>
    </style:style>
    <style:style style:name="P17" style:family="paragraph" style:parent-style-name="Standard">
      <style:paragraph-properties fo:margin-top="0.6cm" fo:margin-bottom="0cm" loext:contextual-spacing="false" fo:text-align="start" style:justify-single-word="false" style:writing-mode="page"/>
      <style:text-properties fo:color="#ff00cc" fo:font-weight="bold" officeooo:rsid="0012e5b7" officeooo:paragraph-rsid="0012e5b7" style:font-weight-asian="bold" style:font-weight-complex="bold"/>
    </style:style>
    <style:style style:name="P18" style:family="paragraph" style:parent-style-name="Standard" style:list-style-name="L1">
      <style:paragraph-properties fo:line-height="115%" fo:text-align="start" style:justify-single-word="false"/>
      <style:text-properties fo:color="#000000" officeooo:rsid="00122e9a" officeooo:paragraph-rsid="00122e9a"/>
    </style:style>
    <style:style style:name="P19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2e9a" officeooo:paragraph-rsid="00122e9a" style:font-weight-asian="bold" style:font-weight-complex="bold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2e9a" officeooo:paragraph-rsid="0050e92c" style:font-weight-asian="bold" style:font-weight-complex="bold"/>
    </style:style>
    <style:style style:name="P21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51fcbf" officeooo:paragraph-rsid="0051fcbf" style:font-weight-asian="bold" style:font-weight-complex="bold"/>
    </style:style>
    <style:style style:name="P22" style:family="paragraph" style:parent-style-name="Standard" style:list-style-name="L1">
      <style:paragraph-properties fo:line-height="115%" fo:text-align="start" style:justify-single-word="false"/>
      <style:text-properties fo:color="#000000" fo:font-weight="bold" officeooo:rsid="0012e5b7" officeooo:paragraph-rsid="0012e5b7" style:font-weight-asian="bold" style:font-weight-complex="bold"/>
    </style:style>
    <style:style style:name="P23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630f31" officeooo:paragraph-rsid="00630f31" style:font-weight-asian="normal" style:font-weight-complex="normal"/>
    </style:style>
    <style:style style:name="P24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630f31" officeooo:paragraph-rsid="00652cb7" style:font-weight-asian="normal" style:font-weight-complex="normal"/>
    </style:style>
    <style:style style:name="P25" style:family="paragraph" style:parent-style-name="Standard" style:list-style-name="L1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65bea3" officeooo:paragraph-rsid="0065bea3" style:font-weight-asian="normal" style:font-weight-complex="normal"/>
    </style:style>
    <style:style style:name="P26" style:family="paragraph" style:parent-style-name="Standard" style:list-style-name="L5">
      <style:paragraph-properties fo:line-height="115%" fo:text-align="start" style:justify-single-word="false"/>
      <style:text-properties fo:color="#000000" style:text-underline-style="solid" style:text-underline-width="auto" style:text-underline-color="font-color" fo:font-weight="normal" officeooo:rsid="006f681c" officeooo:paragraph-rsid="006f681c" style:font-weight-asian="normal" style:font-weight-complex="normal"/>
    </style:style>
    <style:style style:name="P27" style:family="paragraph" style:parent-style-name="Standard" style:list-style-name="L5">
      <style:paragraph-properties fo:line-height="115%" fo:text-align="start" style:justify-single-word="false">
        <style:tab-stops>
          <style:tab-stop style:position="10.054cm"/>
        </style:tab-stops>
      </style:paragraph-properties>
      <style:text-properties fo:color="#000000" style:text-underline-style="solid" style:text-underline-width="auto" style:text-underline-color="font-color" fo:font-weight="normal" officeooo:rsid="006f681c" officeooo:paragraph-rsid="006f681c" style:font-weight-asian="normal" style:font-weight-complex="normal"/>
    </style:style>
    <style:style style:name="P28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7c12c0" officeooo:paragraph-rsid="007c12c0" style:font-weight-asian="normal" style:font-weight-complex="normal"/>
    </style:style>
    <style:style style:name="P29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7ccb53" officeooo:paragraph-rsid="007ccb53" style:font-weight-asian="normal" style:font-weight-complex="normal"/>
    </style:style>
    <style:style style:name="P30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7e3b5f" officeooo:paragraph-rsid="007e3b5f" style:font-weight-asian="normal" style:font-weight-complex="normal"/>
    </style:style>
    <style:style style:name="P31" style:family="paragraph" style:parent-style-name="Standard" style:list-style-name="L1">
      <style:paragraph-properties fo:line-height="115%" fo:text-align="start" style:justify-single-word="false"/>
      <style:text-properties fo:color="#000000" fo:font-weight="normal" officeooo:rsid="007a1024" officeooo:paragraph-rsid="007a1024" style:font-weight-asian="normal" style:font-weight-complex="normal"/>
    </style:style>
    <style:style style:name="P32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77ff6d" officeooo:paragraph-rsid="0077ff6d" style:font-weight-asian="normal" style:font-weight-complex="normal"/>
    </style:style>
    <style:style style:name="P33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69b8f5" officeooo:paragraph-rsid="006ad59f" style:font-weight-asian="normal" style:font-weight-complex="normal"/>
    </style:style>
    <style:style style:name="P34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69b8f5" officeooo:paragraph-rsid="0069b8f5" style:font-weight-asian="normal" style:font-weight-complex="normal"/>
    </style:style>
    <style:style style:name="P35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6ad59f" officeooo:paragraph-rsid="0080ac74" style:font-weight-asian="normal" style:font-weight-complex="normal"/>
    </style:style>
    <style:style style:name="P36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6ad59f" officeooo:paragraph-rsid="006ad59f" style:font-weight-asian="normal" style:font-weight-complex="normal"/>
    </style:style>
    <style:style style:name="P37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80ac74" officeooo:paragraph-rsid="0080ac74" style:font-weight-asian="normal" style:font-weight-complex="normal"/>
    </style:style>
    <style:style style:name="P38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828800" officeooo:paragraph-rsid="00828800" style:font-weight-asian="normal" style:font-weight-complex="normal"/>
    </style:style>
    <style:style style:name="P39" style:family="paragraph" style:parent-style-name="Standard" style:list-style-name="L3">
      <style:paragraph-properties fo:line-height="115%" fo:text-align="start" style:justify-single-word="false"/>
      <style:text-properties fo:color="#000000" fo:font-weight="normal" officeooo:rsid="00828800" officeooo:paragraph-rsid="00828800" style:font-weight-asian="normal" style:font-weight-complex="normal"/>
    </style:style>
    <style:style style:name="P40" style:family="paragraph" style:parent-style-name="Standard" style:list-style-name="L2">
      <style:paragraph-properties fo:line-height="115%" fo:text-align="start" style:justify-single-word="false"/>
      <style:text-properties fo:color="#000000" fo:font-weight="normal" officeooo:rsid="007f4804" officeooo:paragraph-rsid="007f4804" style:font-weight-asian="normal" style:font-weight-complex="normal"/>
    </style:style>
    <style:style style:name="P41" style:family="paragraph" style:parent-style-name="Standard" style:list-style-name="L3">
      <style:paragraph-properties fo:line-height="115%" fo:text-align="start" style:justify-single-word="false"/>
      <style:text-properties fo:color="#000000" fo:font-weight="normal" officeooo:rsid="0075095d" officeooo:paragraph-rsid="0075095d" style:font-weight-asian="normal" style:font-weight-complex="normal"/>
    </style:style>
    <style:style style:name="P42" style:family="paragraph" style:parent-style-name="Standard" style:list-style-name="L5">
      <style:paragraph-properties fo:line-height="115%" fo:text-align="start" style:justify-single-word="false"/>
      <style:text-properties fo:color="#000000" fo:font-weight="normal" officeooo:rsid="006f681c" officeooo:paragraph-rsid="00860de5" style:font-weight-asian="normal" style:font-weight-complex="normal"/>
    </style:style>
    <style:style style:name="P43" style:family="paragraph" style:parent-style-name="Standard" style:list-style-name="L5">
      <style:paragraph-properties fo:line-height="115%" fo:text-align="start" style:justify-single-word="false">
        <style:tab-stops>
          <style:tab-stop style:position="10.054cm"/>
        </style:tab-stops>
      </style:paragraph-properties>
      <style:text-properties fo:color="#000000" fo:font-weight="normal" officeooo:rsid="006f681c" officeooo:paragraph-rsid="006f681c" style:font-weight-asian="normal" style:font-weight-complex="normal"/>
    </style:style>
    <style:style style:name="P44" style:family="paragraph" style:parent-style-name="Standard" style:list-style-name="L5">
      <style:paragraph-properties fo:line-height="115%" fo:text-align="start" style:justify-single-word="false"/>
      <style:text-properties fo:color="#000000" fo:font-weight="normal" officeooo:rsid="0071df61" officeooo:paragraph-rsid="0071df61" style:font-weight-asian="normal" style:font-weight-complex="normal"/>
    </style:style>
    <style:style style:name="P45" style:family="paragraph" style:parent-style-name="Standard" style:list-style-name="L5">
      <style:paragraph-properties fo:line-height="115%" fo:text-align="start" style:justify-single-word="false"/>
      <style:text-properties fo:color="#000000" fo:font-weight="normal" officeooo:rsid="0073e6bc" officeooo:paragraph-rsid="0073e6bc" style:font-weight-asian="normal" style:font-weight-complex="normal"/>
    </style:style>
    <style:style style:name="P46" style:family="paragraph" style:parent-style-name="Standard" style:list-style-name="L5">
      <style:paragraph-properties fo:line-height="115%" fo:text-align="start" style:justify-single-word="false"/>
      <style:text-properties fo:color="#000000" fo:font-weight="normal" officeooo:rsid="0071fa27" officeooo:paragraph-rsid="0071fa27" style:font-weight-asian="normal" style:font-weight-complex="normal"/>
    </style:style>
    <style:style style:name="P47" style:family="paragraph" style:parent-style-name="Standard" style:list-style-name="L5">
      <style:paragraph-properties fo:line-height="115%" fo:text-align="start" style:justify-single-word="false"/>
      <style:text-properties fo:color="#000000" fo:font-weight="normal" officeooo:rsid="00768b04" officeooo:paragraph-rsid="00768b04" style:font-weight-asian="normal" style:font-weight-complex="normal"/>
    </style:style>
    <style:style style:name="P48" style:family="paragraph" style:parent-style-name="Standard" style:list-style-name="L5">
      <style:paragraph-properties fo:line-height="115%" fo:text-align="start" style:justify-single-word="false">
        <style:tab-stops>
          <style:tab-stop style:position="10.054cm"/>
        </style:tab-stops>
      </style:paragraph-properties>
      <style:text-properties fo:color="#000000" fo:font-weight="normal" officeooo:rsid="0070c570" officeooo:paragraph-rsid="00860de5" style:font-weight-asian="normal" style:font-weight-complex="normal"/>
    </style:style>
    <style:style style:name="P49" style:family="paragraph" style:parent-style-name="Standard" style:list-style-name="L1">
      <style:paragraph-properties fo:line-height="115%" fo:text-align="start" style:justify-single-word="false"/>
      <style:text-properties officeooo:paragraph-rsid="003524eb"/>
    </style:style>
    <style:style style:name="P50" style:family="paragraph" style:parent-style-name="Standard" style:list-style-name="L1">
      <style:paragraph-properties fo:margin-top="0cm" fo:margin-bottom="0.499cm" loext:contextual-spacing="false" fo:line-height="115%" fo:text-align="start" style:justify-single-word="false" style:writing-mode="page"/>
      <style:text-properties fo:color="#000000" fo:font-weight="bold" officeooo:rsid="00122e9a" officeooo:paragraph-rsid="00122e9a" style:font-weight-asian="bold" style:font-weight-complex="bold"/>
    </style:style>
    <style:style style:name="P51" style:family="paragraph" style:parent-style-name="Standard" style:list-style-name="L1">
      <style:paragraph-properties fo:margin-top="0cm" fo:margin-bottom="0.499cm" loext:contextual-spacing="false" fo:line-height="115%" fo:text-align="start" style:justify-single-word="false" style:writing-mode="page"/>
      <style:text-properties fo:color="#000000" fo:font-weight="bold" officeooo:rsid="00630f31" officeooo:paragraph-rsid="00630f31" style:font-weight-asian="bold" style:font-weight-complex="bold"/>
    </style:style>
    <style:style style:name="P52" style:family="paragraph" style:parent-style-name="Standard" style:list-style-name="L1">
      <style:paragraph-properties fo:margin-top="0.101cm" fo:margin-bottom="0cm" loext:contextual-spacing="false" fo:line-height="115%" fo:text-align="start" style:justify-single-word="false" style:writing-mode="page"/>
      <style:text-properties fo:color="#000000" style:text-underline-style="solid" style:text-underline-width="auto" style:text-underline-color="font-color" fo:font-weight="bold" officeooo:rsid="002e52a6" officeooo:paragraph-rsid="002e52a6" style:font-weight-asian="bold" style:font-weight-complex="bold"/>
    </style:style>
    <style:style style:name="P53" style:family="paragraph" style:parent-style-name="Standard" style:list-style-name="L1">
      <style:paragraph-properties fo:margin-top="0cm" fo:margin-bottom="0cm" loext:contextual-spacing="false" fo:line-height="115%" fo:text-align="start" style:justify-single-word="false" style:writing-mode="page"/>
      <style:text-properties fo:color="#000000" fo:font-weight="bold" officeooo:rsid="0012e5b7" officeooo:paragraph-rsid="00584883" style:font-weight-asian="bold" style:font-weight-complex="bold"/>
    </style:style>
    <style:style style:name="P54" style:family="paragraph" style:parent-style-name="Standard" style:list-style-name="L4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aa33fd" officeooo:paragraph-rsid="006cb82c" style:font-weight-asian="normal" style:font-weight-complex="normal"/>
    </style:style>
    <style:style style:name="P55" style:family="paragraph" style:parent-style-name="Standard" style:list-style-name="L4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6cb82c" officeooo:paragraph-rsid="006cb82c" style:font-weight-asian="normal" style:font-weight-complex="normal"/>
    </style:style>
    <style:style style:name="P56" style:family="paragraph" style:parent-style-name="Standard" style:list-style-name="L4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aae51b" officeooo:paragraph-rsid="006cb82c" style:font-weight-asian="normal" style:font-weight-complex="normal"/>
    </style:style>
    <style:style style:name="P57" style:family="paragraph" style:parent-style-name="Standard" style:list-style-name="L4">
      <style:paragraph-properties fo:margin-top="0cm" fo:margin-bottom="0cm" loext:contextual-spacing="false" fo:line-height="115%" fo:text-align="start" style:justify-single-word="false" style:writing-mode="page"/>
      <style:text-properties fo:color="#000000" style:text-underline-style="none" fo:font-weight="normal" officeooo:rsid="00ac9081" officeooo:paragraph-rsid="006cb82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e5b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3f9b0" style:font-weight-asian="normal" style:font-weight-complex="normal"/>
    </style:style>
    <style:style style:name="T5" style:family="text">
      <style:text-properties fo:font-weight="normal" officeooo:rsid="003706ca" style:font-weight-asian="normal" style:font-weight-complex="normal"/>
    </style:style>
    <style:style style:name="T6" style:family="text">
      <style:text-properties fo:font-weight="normal" officeooo:rsid="004d6be0" style:font-weight-asian="normal" style:font-weight-complex="normal"/>
    </style:style>
    <style:style style:name="T7" style:family="text">
      <style:text-properties fo:font-weight="normal" officeooo:rsid="004f4006" style:font-weight-asian="normal" style:font-weight-complex="normal"/>
    </style:style>
    <style:style style:name="T8" style:family="text">
      <style:text-properties fo:font-weight="normal" officeooo:rsid="0050e92c" style:font-weight-asian="normal" style:font-weight-complex="normal"/>
    </style:style>
    <style:style style:name="T9" style:family="text">
      <style:text-properties fo:font-weight="normal" officeooo:rsid="0051fcbf" style:font-weight-asian="normal" style:font-weight-complex="normal"/>
    </style:style>
    <style:style style:name="T10" style:family="text">
      <style:text-properties fo:font-weight="normal" officeooo:rsid="0052557a" style:font-weight-asian="normal" style:font-weight-complex="normal"/>
    </style:style>
    <style:style style:name="T11" style:family="text">
      <style:text-properties fo:font-weight="normal" officeooo:rsid="0054352b" style:font-weight-asian="normal" style:font-weight-complex="normal"/>
    </style:style>
    <style:style style:name="T12" style:family="text">
      <style:text-properties fo:font-weight="normal" officeooo:rsid="00560d1a" style:font-weight-asian="normal" style:font-weight-complex="normal"/>
    </style:style>
    <style:style style:name="T13" style:family="text">
      <style:text-properties fo:font-weight="normal" officeooo:rsid="0057202d" style:font-weight-asian="normal" style:font-weight-complex="normal"/>
    </style:style>
    <style:style style:name="T14" style:family="text">
      <style:text-properties fo:font-weight="normal" officeooo:rsid="005a0882" style:font-weight-asian="normal" style:font-weight-complex="normal"/>
    </style:style>
    <style:style style:name="T15" style:family="text">
      <style:text-properties fo:font-weight="normal" officeooo:rsid="005cce7a" style:font-weight-asian="normal" style:font-weight-complex="normal"/>
    </style:style>
    <style:style style:name="T16" style:family="text">
      <style:text-properties fo:font-weight="normal" officeooo:rsid="00682529" style:font-weight-asian="normal" style:font-weight-complex="normal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1d9da5"/>
    </style:style>
    <style:style style:name="T19" style:family="text">
      <style:text-properties style:text-underline-style="none" fo:font-weight="normal" officeooo:rsid="0052557a" style:font-weight-asian="normal" style:font-weight-complex="normal"/>
    </style:style>
    <style:style style:name="T20" style:family="text">
      <style:text-properties style:text-underline-style="none" fo:font-weight="normal" officeooo:rsid="005fe118" style:font-weight-asian="normal" style:font-weight-complex="normal"/>
    </style:style>
    <style:style style:name="T21" style:family="text">
      <style:text-properties style:text-underline-style="none" officeooo:rsid="0064cbe4"/>
    </style:style>
    <style:style style:name="T22" style:family="text">
      <style:text-properties style:text-underline-style="none" officeooo:rsid="00652cb7"/>
    </style:style>
    <style:style style:name="T23" style:family="text">
      <style:text-properties style:text-underline-style="none" officeooo:rsid="0051fcbf"/>
    </style:style>
    <style:style style:name="T24" style:family="text">
      <style:text-properties style:text-underline-style="none" officeooo:rsid="0067050e"/>
    </style:style>
    <style:style style:name="T25" style:family="text">
      <style:text-properties officeooo:rsid="004c121e"/>
    </style:style>
    <style:style style:name="T26" style:family="text">
      <style:text-properties fo:color="#000000" fo:font-weight="bold" officeooo:rsid="0012e5b7" style:font-weight-asian="bold" style:font-weight-complex="bold"/>
    </style:style>
    <style:style style:name="T27" style:family="text">
      <style:text-properties fo:color="#000000" fo:font-weight="normal" officeooo:rsid="0012e5b7" style:font-weight-asian="normal" style:font-weight-complex="normal"/>
    </style:style>
    <style:style style:name="T28" style:family="text">
      <style:text-properties officeooo:rsid="0052557a"/>
    </style:style>
    <style:style style:name="T29" style:family="text">
      <style:text-properties officeooo:rsid="005e8245"/>
    </style:style>
    <style:style style:name="T30" style:family="text">
      <style:text-properties officeooo:rsid="00652cb7"/>
    </style:style>
    <style:style style:name="T31" style:family="text">
      <style:text-properties officeooo:rsid="006ad59f"/>
    </style:style>
    <style:style style:name="T32" style:family="text">
      <style:text-properties officeooo:rsid="00ae63b7"/>
    </style:style>
    <style:style style:name="T33" style:family="text">
      <style:text-properties officeooo:rsid="00c5957f"/>
    </style:style>
    <style:style style:name="T34" style:family="text">
      <style:text-properties officeooo:rsid="006d63ea"/>
    </style:style>
    <style:style style:name="T35" style:family="text">
      <style:text-properties officeooo:rsid="0071fa27"/>
    </style:style>
    <style:style style:name="T36" style:family="text">
      <style:text-properties officeooo:rsid="0073e6bc"/>
    </style:style>
    <style:style style:name="T37" style:family="text">
      <style:text-properties officeooo:rsid="00779b0b"/>
    </style:style>
    <style:style style:name="T38" style:family="text">
      <style:text-properties officeooo:rsid="00792b6d"/>
    </style:style>
    <style:style style:name="T39" style:family="text">
      <style:text-properties officeooo:rsid="00793c42"/>
    </style:style>
    <style:style style:name="T40" style:family="text">
      <style:text-properties officeooo:rsid="007c12c0"/>
    </style:style>
    <style:style style:name="T41" style:family="text">
      <style:text-properties officeooo:rsid="007c6c00"/>
    </style:style>
    <style:style style:name="T42" style:family="text">
      <style:text-properties officeooo:rsid="007ccb53"/>
    </style:style>
    <style:style style:name="T43" style:family="text">
      <style:text-properties officeooo:rsid="007e3b5f"/>
    </style:style>
    <style:style style:name="T44" style:family="text">
      <style:text-properties officeooo:rsid="0080ac74"/>
    </style:style>
    <style:style style:name="T45" style:family="text">
      <style:text-properties officeooo:rsid="0081ef20"/>
    </style:style>
    <style:style style:name="T46" style:family="text">
      <style:text-properties officeooo:rsid="0086bf4e"/>
    </style:style>
    <style:style style:name="T47" style:family="text">
      <style:text-properties officeooo:rsid="0087e2b5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officeooo:rsid="00892c93"/>
    </style:style>
    <style:style style:name="T50" style:family="text">
      <style:text-properties officeooo:rsid="008b317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50">4</text:span>. <text:span text:style-name="T25">MÁJ</text:span></text:p>
      <text:p text:style-name="P2">Karel Hynek Mácha</text:p>
      <text:p text:style-name="P6"><text:span text:style-name="T2">ROZBOR DÍLA</text:span><text:span text:style-name="T1">:</text:span></text:p>
      <text:list xml:id="list8319805449642905238" text:style-name="L1">
        <text:list-item>
          <text:p text:style-name="P18"><text:span text:style-name="T1">téma:</text:span> <text:span text:style-name="T29">májová příroda, nešťastná láska, nezvratitelný osud</text:span></text:p>
        </text:list-item>
        <text:list-item>
          <text:p text:style-name="P19">motiv: <text:span text:style-name="T4">z výňatku</text:span></text:p>
        </text:list-item>
        <text:list-item>
          <text:p text:style-name="P20">časoprostor:<text:span text:style-name="T3"> </text:span><text:span text:style-name="T7">na začátku dubna, </text:span><text:span text:style-name="T14">není blíže určeno (pravděpodobně koncem 18. stol. nebo<text:line-break/><text:tab/><text:tab/>začátkem 19. stol)</text:span><text:span text:style-name="T7">, příroda v okolí hradu Bezděz, vězení, jezero </text:span><text:span text:style-name="T8">poblíž</text:span><text:span text:style-name="T7"> Doks<text:line-break/><text:tab/><text:tab/></text:span><text:span text:style-name="T8">(Máchovo jezero)</text:span></text:p>
        </text:list-item>
        <text:list-item>
          <text:p text:style-name="P19">kompoziční výstavba: <text:span text:style-name="T9">psáno jak chronologicky, tak retrospektivně (v mezizpěvech)<text:line-break/><text:tab/><text:tab/><text:tab/></text:span><text:span text:style-name="T11">dílo děleno na předzpěv, 4 zpěvy a 2 intermezza </text:span><text:span text:style-name="T12">(= </text:span><text:span text:style-name="T15">mezizpěv, </text:span><text:span text:style-name="T12">vsuvka,<text:line-break/><text:tab/><text:tab/><text:tab/>nakrátko přeruší hlavní děj, vedlejší událost)</text:span></text:p>
        </text:list-item>
        <text:list-item>
          <text:p text:style-name="P19">literární druh: <text:span text:style-name="T7">poezie</text:span></text:p>
        </text:list-item>
        <text:list-item>
          <text:p text:style-name="P50">literární žánr: <text:span text:style-name="T6">lyricko-epická báseň <text:line-break/><text:tab/></text:span><text:span text:style-name="T13">(lyrická část = líčení májové přírody, stavů vězně čekajícího na popravu, podstatná<text:line-break/><text:tab/> epická část = zatlačena do pozadí)</text:span></text:p>
        </text:list-item>
        <text:list-item>
          <text:p text:style-name="P21">vypravěč:<text:span text:style-name="T3"> poutník Hynek, představuje K. H. Máchu</text:span></text:p>
        </text:list-item>
        <text:list-item>
          <text:p text:style-name="P22">postavy: </text:p>
          <text:list>
            <text:list-item>
              <text:p text:style-name="P23">Vilém<text:span text:style-name="T17"> –</text:span><text:span text:style-name="T24"> strašný lesů pán, loupežník, žárlivý, pomstychtivý, nešťastný, zamilovaný do Jarmily, bouří se proti společenským konvencím a osudu, cítí se být nevinný, obviňuje svého otce, jako mladý vyhnán z domu, otcovrah, má strach z posmrtného života</text:span></text:p>
            </text:list-item>
            <text:list-item>
              <text:p text:style-name="P23">Jarmila<text:span text:style-name="T17"> – krásná dívka, </text:span><text:span text:style-name="T21">poctivá, nešťastná,</text:span><text:span text:style-name="T17"> zamilovaná do Viléma, svedena otcem<text:line-break/><text:tab/> <text:s text:c="3"/>Viléma</text:span></text:p>
            </text:list-item>
            <text:list-item>
              <text:p text:style-name="P24">Hynek<text:span text:style-name="T17"> –</text:span><text:span text:style-name="T22"> poutník, sám autor (</text:span><text:span text:style-name="T23">K. H. Mách</text:span><text:span text:style-name="T22">a), zamyšlený, vrací se k Vilémovu popravišti,<text:line-break/><text:tab/> ztotožňuje se s Vilémem</text:span></text:p>
            </text:list-item>
            <text:list-item>
              <text:p text:style-name="P25"><text:span text:style-name="T30">V</text:span>ilémův otec<text:span text:style-name="T17"> – krutý, svedl Jarmilu</text:span></text:p>
            </text:list-item>
          </text:list>
        </text:list-item>
        <text:list-item>
          <text:p text:style-name="P52"><text:span text:style-name="T18">v</text:span><text:span text:style-name="T17">yprávěcí způsoby: </text:span><text:span text:style-name="T19">er-forma, ich-forma </text:span><text:span text:style-name="T20">(v závěru, autor se ztotožňuje s dělem)</text:span></text:p>
        </text:list-item>
        <text:list-item>
          <text:p text:style-name="P53">typy promluv: <text:span text:style-name="T10">přímá i nepřímá řeč, monolog i dialog</text:span></text:p>
        </text:list-item>
        <text:list-item>
          <text:p text:style-name="P51"><text:span text:style-name="T28">v</text:span>eršová výstavba: <text:span text:style-name="T16">obkročný rým (ABBA),</text:span><text:span text:style-name="T3"> </text:span><text:span text:style-name="T16">nepravidelnost ve verších, jambický verš<text:line-break/><text:tab/><text:tab/><text:tab/>(= první slabika krátká a nepřízvučná, druhá dlouhá a přízvučná)</text:span></text:p>
        </text:list-item>
        <text:list-item>
          <text:p text:style-name="P49"><text:span text:style-name="T26">jazykové prostředky:</text:span><text:span text:style-name="T27"> </text:span></text:p>
          <text:list>
            <text:list-item>
              <text:p text:style-name="P28">spisovná čeština, <text:span text:style-name="T41">jednoduché věty,</text:span> <text:span text:style-name="T41">knižní, básnický jazyk</text:span></text:p>
            </text:list-item>
            <text:list-item>
              <text:p text:style-name="P28">zvukomalba –<text:span text:style-name="T42"> libozvučné (Byl pozdní večer – první máj – večerní máj – byl lásky čas)</text:span></text:p>
              <text:list>
                <text:list-item>
                  <text:list>
                    <text:list-item>
                      <text:list>
                        <text:list-header>
                          <text:p text:style-name="P29"><text:span text:style-name="T40"><text:s text:c="2"/>–</text:span> nelibozvučné (řinčení řetězů hřmot)</text:p>
                        </text:list-header>
                      </text:list>
                    </text:list-item>
                  </text:list>
                </text:list-item>
              </text:list>
            </text:list-item>
            <text:list-item>
              <text:p text:style-name="P30">metafora (strašný lesů pán – loupežník)</text:p>
            </text:list-item>
            <text:list-item>
              <text:p text:style-name="P30">metonymie (hrdliččin zval ku lásce hlas </text:p>
            </text:list-item>
            <text:list-item>
              <text:p text:style-name="P30">apostrofa (Ach zemi krásnou, zemi milovanou)</text:p>
            </text:list-item>
            <text:list-item>
              <text:p text:style-name="P30">oxymóron (mrtvé milenky cit, zbortělé harfy tón)</text:p>
            </text:list-item>
            <text:list-item>
              <text:p text:style-name="P29">epiteta: básnický přívlastek (bělavé páry hynou, modrý blankyt)</text:p>
            </text:list-item>
            <text:list-item>
              <text:p text:style-name="P29">gradace (Ó krásný – krásný věk!)</text:p>
            </text:list-item>
            <text:list-item>
              <text:p text:style-name="P30">inverze (v tiché se slzy celí rozplýváte)</text:p>
            </text:list-item>
            <text:list-item>
              <text:p text:style-name="P30">přirovnání (co slzy lásky)</text:p>
            </text:list-item>
            <text:list-item>
              <text:p text:style-name="P29">řečnické otázky<text:span text:style-name="T43">, personifikace</text:span></text:p>
            </text:list-item>
            <text:list-item>
              <text:p text:style-name="P28">kompozice: vzestup, vrchol, sestup (gradace děje)</text:p>
            </text:list-item>
            <text:list-item>
              <text:p text:style-name="P31"><text:soft-page-break/>kontrasty: líčení májové přírody x vedení odsouzence na smrt</text:p>
            </text:list-item>
            <text:list-item>
              <text:p text:style-name="P31">paralely: <text:span text:style-name="T40">májová příroda x láska, temná noc x myšlenky Viléma na smrt</text:span></text:p>
            </text:list-item>
            <text:list-item>
              <text:p text:style-name="P29">autor neustále používá pomlčky, ať už k vsuvce, zvýraznění či gradaci</text:p>
            </text:list-item>
            <text:list-item>
              <text:p text:style-name="P30">obraz přírody: kontrastní barvy (záměrná kombinace modré a bílé)</text:p>
            </text:list-item>
          </text:list>
        </text:list-item>
        <text:list-item>
          <text:p text:style-name="P22">tropy a figury: <text:span text:style-name="T5">ve výňatku</text:span></text:p>
        </text:list-item>
      </text:list>
      <text:p text:style-name="P16">AUTOR:</text:p>
      <text:p text:style-name="P3">Karel Hynek Mácha</text:p>
      <text:list xml:id="list7913035710775907756" text:style-name="L2">
        <text:list-item>
          <text:p text:style-name="P32">1810 – 1836</text:p>
        </text:list-item>
        <text:list-item>
          <text:p text:style-name="P33">hlavní osobnost našeho romantismu, <text:span text:style-name="T44">zakladatel moderní české poezie</text:span></text:p>
        </text:list-item>
        <text:list-item>
          <text:p text:style-name="P34">pocházel z chudé rodiny, žil v Praze a po studiu <text:span text:style-name="T44">na KÚ</text:span> se stal advokátním praktikantem v Litoměřicích</text:p>
        </text:list-item>
        <text:list-item>
          <text:p text:style-name="P35">hrál ochotnické divadlo, potkal J. K. Tyla</text:p>
        </text:list-item>
        <text:list-item>
          <text:p text:style-name="P35">velmi cestoval – pěšky, hlavně po českých hradech (nejradši měl Bezděz)</text:p>
        </text:list-item>
        <text:list-item>
          <text:p text:style-name="P35">podnikl pěší tůru do Itálie</text:p>
        </text:list-item>
        <text:list-item>
          <text:p text:style-name="P34">jeho láskou byla Eleonora Šomková (Lori), <text:span text:style-name="T31">komplikovaný vztah (Mácha žárlivý, vysnil si ji jinou než byla),</text:span> <text:span text:style-name="T31">nevzali se, v den jejich svatby měl Mácha pohřeb</text:span></text:p>
        </text:list-item>
        <text:list-item>
          <text:p text:style-name="P36">při jedné z cest z Prahy do Litoměřic pomáhal hasit požár, pár dní na to zemřel pravděpodobně na následky požáru (<text:span text:style-name="T44">cholera - </text:span>napití ze závadné vody)</text:p>
        </text:list-item>
        <text:list-item>
          <text:p text:style-name="P37">ostatky převezeny z Litoměřic <text:span text:style-name="T45">do Prahy na Vyšehrad</text:span></text:p>
        </text:list-item>
      </text:list>
      <text:p text:style-name="P5">Tvorba</text:p>
      <text:list xml:id="list150454746382288" text:continue-numbering="true" text:style-name="L2">
        <text:list-item>
          <text:p text:style-name="P38">nejprve píše německy (vlastenecké básně)</text:p>
        </text:list-item>
        <text:list-item>
          <text:p text:style-name="P36">Máj vyšel roku 1836 – rok Máchovy smrti,<text:span text:style-name="T38"> dílo bylo soudobými umělci zavrhnuto a přijato až po jeho smrti ve 2. pol. 19. století generací Májovců</text:span></text:p>
        </text:list-item>
        <text:list-item>
          <text:p text:style-name="P40">Josef Kajetán Tyl v díle Rozervanec kritizuje Máchu píšícího o svých pocitech</text:p>
        </text:list-item>
      </text:list>
      <text:p text:style-name="P12">Další díla:</text:p>
      <text:list xml:id="list505317742081614192" text:style-name="L3">
        <text:list-item>
          <text:p text:style-name="P41">Márinka – povídka</text:p>
        </text:list-item>
        <text:list-item>
          <text:p text:style-name="P41">Cikáni – román</text:p>
        </text:list-item>
        <text:list-item>
          <text:p text:style-name="P39">Pouť krkonošská</text:p>
        </text:list-item>
      </text:list>
      <text:p text:style-name="P14">Literárně-historický kontext</text:p>
      <text:p text:style-name="P4">Umělecké směry období</text:p>
      <text:p text:style-name="P7">Romantismus</text:p>
      <text:list xml:id="list3494551216741716407" text:style-name="L4">
        <text:list-item>
          <text:p text:style-name="P54">1. pol. 19. stol. </text:p>
        </text:list-item>
        <text:list-item>
          <text:p text:style-name="P55"><text:span text:style-name="T34">n</text:span>ebyl u nás příznivě přijat, protože zde stále převládali obrozenecké zájmy (výchova k vlastenectví), zatímco romantismus měl rozervané jedince, často kriminálníky</text:p>
        </text:list-item>
        <text:list-item>
          <text:p text:style-name="P54">cit převládá nad rozumem</text:p>
        </text:list-item>
        <text:list-item>
          <text:p text:style-name="P54">obdivuje minulost (únik před současností), hlavně středověk, rytířství, gotika</text:p>
        </text:list-item>
        <text:list-item>
          <text:p text:style-name="P54">klade důraz na národ a jeho svobodu</text:p>
        </text:list-item>
        <text:list-item>
          <text:p text:style-name="P54">miluje tajemnost, zvláštnost, kontrasty</text:p>
        </text:list-item>
        <text:list-item>
          <text:p text:style-name="P56">žánry: poezie – byronská balada – lyricko-epická báseň</text:p>
          <text:list>
            <text:list-item>
              <text:list>
                <text:list-header>
                  <text:p text:style-name="P56">próza – historick<text:span text:style-name="T33">ý </text:span>román, <text:span text:style-name="T33">povídka</text:span></text:p>
                </text:list-header>
              </text:list>
            </text:list-item>
          </text:list>
        </text:list-item>
        <text:list-item>
          <text:p text:style-name="P56"><text:soft-page-break/>hrdina většinou splývá s autorem (má stejné pocity a názory), většinou mladý muž, osamělý, nikdo mu nerozumí, je pro něj důležitá láska (většinou nešťastná), pohrdá společenskými konvencemi (manželství), často zloděj či jiný zločinec</text:p>
        </text:list-item>
        <text:list-item>
          <text:p text:style-name="P56">tajemné a hrůzné situace a místa (les, hřbitov, noční jezero)</text:p>
        </text:list-item>
        <text:list-item>
          <text:p text:style-name="P57">romantický životní pocit = nadaný člověk nemůže kvůli penězům uskutečnit své plány, cítí se nepochopený, v<text:span text:style-name="T32">y</text:span>řazený ze společnosti</text:p>
        </text:list-item>
      </text:list>
      <text:p text:style-name="P12">Současníci:</text:p>
      <text:list xml:id="list5045486077893865516" text:style-name="L5">
        <text:list-item>
          <text:p text:style-name="P26">Romantismus</text:p>
          <text:list>
            <text:list-item>
              <text:p text:style-name="P42">Karel Jaromír Erben – Kytice</text:p>
            </text:list-item>
            <text:list-item>
              <text:p text:style-name="P44">Victor Hugo – Chrám Matky boží v Paříži, <text:span text:style-name="T35">Bídníci (Francie)</text:span></text:p>
            </text:list-item>
            <text:list-item>
              <text:p text:style-name="P45">Stendhal – Červený a černý (Francie)</text:p>
            </text:list-item>
            <text:list-item>
              <text:p text:style-name="P46">Alexandr Sergejevič Puškin – Evžen Oněgin (Rusko)</text:p>
            </text:list-item>
            <text:list-item>
              <text:p text:style-name="P46">Michail Jurjevič Lermontov – Démon <text:span text:style-name="T36">(Rusko)</text:span></text:p>
            </text:list-item>
            <text:list-item>
              <text:p text:style-name="P47">Edgar Allan Poe – Havran (USA)</text:p>
            </text:list-item>
          </text:list>
        </text:list-item>
        <text:list-item>
          <text:p text:style-name="P27">Realismus</text:p>
          <text:list>
            <text:list-item>
              <text:p text:style-name="P43">Božena Němcová – Babička</text:p>
            </text:list-item>
            <text:list-item>
              <text:p text:style-name="P48">J<text:span text:style-name="T37">osef </text:span>K<text:span text:style-name="T37">ajetán </text:span>Tyl –<text:span text:style-name="T39"> Fidlovačka aneb žádný hněv a žádná rvačka</text:span></text:p>
            </text:list-item>
          </text:list>
        </text:list-item>
      </text:list>
      <text:p text:style-name="P17">DĚJ:</text:p>
      <text:p text:style-name="P13">1. zpěv</text:p>
      <text:p text:style-name="P8">Báseň začíná oslavou máj<text:span text:style-name="T46">e, popisem krásné máj</text:span>ové přírody. <text:span text:style-name="T46">Jarmila čeká na svého milého Viléma na běhu jezera. Místo něj však na člunu připlouvá posel se zprávou, že Vilém je uvězněn a druhého dne má být popraven za vraždu Jarmilina svůdce. Jarmila se proto v zoufalství utopí v jezeře.</text:span></text:p>
      <text:p text:style-name="P15">2. zpěv</text:p>
      <text:p text:style-name="P9">Vilém ve vězení přemýšlí o svém životě a svém mládí. Přesvědčuje se, že není vinen a ptá se sám sebe čím se provinil a zda si uvěznění zaslouží. Dozvídá se, že svůdcem Jarmily byl jeho otec, který ho v mládí vyhnal z domu a kvůli kterému se stal loupežníkem. Dívá se do krajiny a uvědomuje si její krásu. Nevěří, že po smrti něco existuje a lituje, že musí zemřít. <text:span text:style-name="T47">Přemýšlí o věčnosti, smrti, posmrtném životě a o tom, že už nikdy neuvidí a neuslyší vše, co měl tak rád. A také přemýšlí o své milované Jarmile. </text:span>Ve svém zoufalství vede nahlas dlouhý smutný monolog, zaslechne ho stráž a je nešťastná z Vilémova osudu.</text:p>
      <text:p text:style-name="P15">1. intermezzo</text:p>
      <text:p text:style-name="P10">Na popravišti se sbor duchů, zvířata i celá příroda připravuje na přijetí nového odsouzence.</text:p>
      <text:p text:style-name="P15">3. zpěv</text:p>
      <text:p text:style-name="P11">Vilém je veden na popravu, naposledy obdivuje krásnou <text:span text:style-name="T48">májovou přírodu, modlí se a loučí se se svou rodnou zemí. Lidé spěchají na popravu, na popravišti již čeká kat. Vilémovi je useknuta hlava a dána na dřevěný kůl. Jeho tělo je vpleteno do kola a lámáno.</text:span></text:p>
      <text:p text:style-name="P15">2. intermezzo</text:p>
      <text:p text:style-name="P11">Vilémova tlupa loupežníků truchlí pro svého pána.</text:p>
      <text:p text:style-name="P15">4. zpěv</text:p>
      <text:p text:style-name="Standard"><text:span text:style-name="T49">Po sedmi letech</text:span><text:span text:style-name="T48"> přichází na toto místo poutník Hynek, dozvídá se </text:span><text:span text:style-name="T49">příběh Viléma a Jarmily. Opět se vrací 1. máje ke kolu. Poutník (Mácha) se ztotožňuje s Vilémem, zvolání „Hynku! Viléme! Jarmilo!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3T15:02:41.152000000</meta:creation-date>
    <meta:generator>LibreOffice/5.1.2.2$Windows_x86 LibreOffice_project/d3bf12ecb743fc0d20e0be0c58ca359301eb705f</meta:generator>
    <dc:date>2019-05-16T15:04:54.494000000</dc:date>
    <meta:editing-duration>PT6H36M15S</meta:editing-duration>
    <meta:editing-cycles>107</meta:editing-cycles>
    <meta:print-date>2019-05-16T15:04:44.565000000</meta:print-date>
    <meta:document-statistic meta:table-count="0" meta:image-count="0" meta:object-count="0" meta:page-count="3" meta:paragraph-count="94" meta:word-count="1022" meta:character-count="6314" meta:non-whitespace-character-count="5399"/>
  </office:meta>
</office:document-meta>
</file>